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4000003D4425ED6782319E9FD.png" manifest:media-type="image/png"/>
  <manifest:file-entry manifest:full-path="Pictures/100000000000024C000002F7410C25135CBD1889.png" manifest:media-type="image/png"/>
  <manifest:file-entry manifest:full-path="Pictures/100000010000023E0000023E2FFDC993B54DABE0.png" manifest:media-type="image/png"/>
  <manifest:file-entry manifest:full-path="Pictures/1000000100000215000002158A05470C042D99F3.png" manifest:media-type="image/png"/>
  <manifest:file-entry manifest:full-path="Pictures/100000000000138800001388EF14DD9864C0361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014cm"/>
      <style:paragraph-properties style:writing-mode="lr-tb"/>
    </style:style>
    <style:style style:name="gr3" style:family="graphic" style:parent-style-name="standard">
      <style:graphic-properties draw:stroke="solid" svg:stroke-width="0.028cm" svg:stroke-color="#000000" draw:marker-start-width="0.242cm" draw:marker-end-width="0.242cm" draw:fill="solid" draw:fill-color="#ffffff" fo:min-height="2.44cm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27.45cm" fo:min-width="18.5cm"/>
    </style:style>
    <style:style style:name="gr5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60pt" style:font-size-asian="60pt" style:font-size-complex="60pt"/>
    </style:style>
    <style:style style:name="P3" style:family="paragraph">
      <loext:graphic-properties draw:fill="solid" draw:fill-color="#ffffff"/>
      <style:paragraph-properties style:writing-mode="lr-tb"/>
      <style:text-properties fo:font-size="60pt" style:font-size-asian="60pt" style:font-size-complex="60pt"/>
    </style:style>
    <style:style style:name="P4" style:family="paragraph">
      <loext:graphic-properties draw:fill="none" draw:fill-color="#729fcf"/>
      <style:paragraph-properties fo:text-align="center"/>
    </style:style>
    <style:style style:name="T1" style:family="text">
      <style:text-properties style:font-name="Bahnschrift SemiBold" fo:font-size="48pt" fo:letter-spacing="0.06cm" fo:font-weight="bold" style:font-size-asian="48pt" style:font-weight-asian="bold" style:font-size-complex="48pt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style:font-name="Bahnschrift SemiBold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272cm" svg:height="13.259cm" svg:x="1.722cm" svg:y="4.409cm">
          <draw:image xlink:href="Pictures/100000000000024C000002F7410C25135CBD1889.png" xlink:type="simple" xlink:show="embed" xlink:actuate="onLoad" draw:mime-type="image/png">
            <text:p/>
          </draw:image>
        </draw:frame>
        <draw:frame draw:style-name="gr2" draw:text-style-name="P2" draw:layer="layout" svg:width="18.016cm" svg:height="3.264cm" svg:x="1.323cm" svg:y="1.322cm">
          <draw:text-box>
            <text:p><text:span text:style-name="T1">ArcadeCabinet</text:span><text:span text:style-name="T2"> </text:span></text:p>
          </draw:text-box>
        </draw:frame>
        <draw:frame draw:style-name="gr3" draw:text-style-name="P3" draw:layer="layout" svg:width="10.628cm" svg:height="2.718cm" svg:x="8.51cm" svg:y="9.524cm">
          <draw:text-box>
            <text:p><text:span text:style-name="T3">CHF 400.-</text:span><text:span text:style-name="T2"> </text:span></text:p>
          </draw:text-box>
        </draw:frame>
        <draw:custom-shape draw:style-name="gr4" draw:text-style-name="P4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7.785cm" svg:height="7.785cm" svg:x="11.818cm" svg:y="20.536cm">
          <draw:image xlink:href="Pictures/1000000100000215000002158A05470C042D99F3.png" xlink:type="simple" xlink:show="embed" xlink:actuate="onLoad" draw:mime-type="image/png">
            <text:p/>
          </draw:image>
        </draw:frame>
        <draw:frame draw:style-name="gr5" draw:text-style-name="P1" draw:layer="layout" svg:width="7.858cm" svg:height="7.858cm" svg:x="1.798cm" svg:y="20.549cm">
          <draw:image xlink:href="Pictures/100000010000023E0000023E2FFDC993B54DABE0.png" xlink:type="simple" xlink:show="embed" xlink:actuate="onLoad" draw:mime-type="image/png">
            <text:p/>
          </draw:image>
        </draw:frame>
        <draw:frame draw:style-name="gr1" draw:text-style-name="P1" draw:layer="layout" svg:width="2.005cm" svg:height="2.005cm" svg:x="7.828cm" svg:y="18.367cm">
          <draw:image xlink:href="Pictures/10000001000003D4000003D4425ED6782319E9FD.png" xlink:type="simple" xlink:show="embed" xlink:actuate="onLoad" draw:mime-type="image/png">
            <text:p/>
          </draw:image>
        </draw:frame>
        <draw:frame draw:style-name="gr1" draw:text-style-name="P1" draw:layer="layout" svg:width="2.355cm" svg:height="2.355cm" svg:x="17.179cm" svg:y="17.991cm">
          <draw:image xlink:href="Pictures/100000000000138800001388EF14DD9864C0361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5T14:22:52.949000000</meta:creation-date>
    <meta:generator>LibreOffice/7.2.0.4$Windows_X86_64 LibreOffice_project/9a9c6381e3f7a62afc1329bd359cc48accb6435b</meta:generator>
    <dc:date>2022-11-25T14:42:37.923000000</dc:date>
    <meta:editing-duration>PT19M43S</meta:editing-duration>
    <meta:editing-cycles>5</meta:editing-cycles>
    <meta:document-statistic meta:object-count="8"/>
  </office:meta>
</office:document-meta>
</file>